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font-face-decls>
    <style:font-face style:name="Courier1" svg:font-family="Courier"/>
    <style:font-face style:name="OpenSymbol" svg:font-family="OpenSymbol"/>
    <style:font-face style:name="Lucida Console" svg:font-family="'Lucida Console'" style:font-pitch="fixed"/>
    <style:font-face style:name="Courier" svg:font-family="Courier" style:font-family-generic="modern" style:font-pitch="fixed"/>
    <style:font-face style:name="Arial" svg:font-family="Arial" style:font-pitch="variable"/>
    <style:font-face style:name="Arial Black" svg:font-family="'Arial Black'" style:font-pitch="variable"/>
    <style:font-face style:name="Liberation Sans" svg:font-family="'Liberation Sans'" style:font-family-generic="swiss" style:font-pitch="variable"/>
    <style:font-face style:name="Luxi Sans" svg:font-family="'Luxi Sans'" style:font-adornments="Bold" style:font-family-generic="swiss" style:font-pitch="variable"/>
    <style:font-face style:name="DejaVu LGC Sans" svg:font-family="'DejaVu LGC San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text-properties fo:font-size="8pt" style:font-size-asian="8pt" style:font-size-complex="8pt"/>
    </style:style>
    <style:style style:name="P2" style:family="paragraph" style:parent-style-name="Paragraph_20_Default">
      <style:paragraph-properties fo:margin-top="1.99mm" fo:margin-bottom="0mm"/>
      <style:text-properties fo:color="#323298" fo:font-size="11pt" fo:font-weight="bold"/>
    </style:style>
    <style:style style:name="P3" style:family="paragraph" style:parent-style-name="Heading_20_1" style:list-style-name=""/>
    <style:style style:name="P4" style:family="paragraph" style:parent-style-name="Heading_20_2" style:list-style-name=""/>
    <style:style style:name="P5" style:family="paragraph" style:parent-style-name="Paragraph_20_Default" style:list-style-name="L1">
      <style:paragraph-properties text:enable-numbering="true" fo:margin-top="1.99mm" fo:margin-bottom="0mm"/>
    </style:style>
    <style:style style:name="P6" style:family="paragraph" style:parent-style-name="Paragraph_20_Default" style:list-style-name="L1">
      <style:paragraph-properties text:enable-numbering="true" fo:margin-top="1.99mm" fo:margin-bottom="0mm"/>
    </style:style>
    <style:style style:name="fr1" style:family="graphic" style:parent-style-name="Frame">
      <style:graphic-properties style:vertical-pos="top" style:vertical-rel="paragraph-content" style:horizontal-pos="right" style:horizontal-rel="paragraph" style:shadow="none"/>
    </style:style>
    <text:list-style style:name="L1">
      <text:list-level-style-bullet text:level="1" text:style-name="Bullet_20_Symbols" style:num-suffix=" " text:bullet-char="•">
        <style:list-level-properties text:min-label-width="4.99mm"/>
      </text:list-level-style-bullet>
      <text:list-level-style-bullet text:level="2" text:style-name="Bullet_20_Symbols" style:num-suffix=" " text:bullet-char="•">
        <style:list-level-properties text:space-before="5.01mm" text:min-label-width="4.99mm"/>
      </text:list-level-style-bullet>
      <text:list-level-style-bullet text:level="3" text:style-name="Bullet_20_Symbols" style:num-suffix=" " text:bullet-char="•">
        <style:list-level-properties text:space-before="10mm" text:min-label-width="4.99mm"/>
      </text:list-level-style-bullet>
      <text:list-level-style-bullet text:level="4" text:style-name="Bullet_20_Symbols" style:num-suffix=" " text:bullet-char="•">
        <style:list-level-properties text:space-before="15.01mm" text:min-label-width="4.99mm"/>
      </text:list-level-style-bullet>
      <text:list-level-style-bullet text:level="5" text:style-name="Bullet_20_Symbols" style:num-suffix=" " text:bullet-char="•">
        <style:list-level-properties text:space-before="20mm" text:min-label-width="4.99mm"/>
      </text:list-level-style-bullet>
      <text:list-level-style-bullet text:level="6" text:style-name="Bullet_20_Symbols" style:num-suffix=" " text:bullet-char="•">
        <style:list-level-properties text:space-before="25.01mm" text:min-label-width="4.99mm"/>
      </text:list-level-style-bullet>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_20_Article">Curriculum Vitae - Dag Wieers</text:p>
      <text:p text:style-name="para-sidebar"><draw:frame draw:style-name="fr1" draw:name="Frame1" text:anchor-type="paragraph" svg:width="0.41mm" style:rel-width="40%" draw:z-index="0"><draw:text-box fo:min-height="0mm"><text:p text:style-name="P2">Availability and work interests</text:p><text:p text:style-name="Paragraph_20_Padding">My technical experience and interests as a system engineer and system architect focus on Linux and Open Source software, preferably Red Hat Enterprise Linux (RHEL), CentOS and Scientific Linux. With more than 16 years of experience I am one of the Linux pioneers in Belgium.</text:p><text:p text:style-name="Paragraph_20_Padding">Skills include deploying, migrating and managing Linux infrastructure (servers and desktops), packaging Unix software, designing and implementing system tools, improving hardware support and automating operational tasks using python, shell scripting and perl with attention to standardization, procedures and policies.</text:p><text:p text:style-name="Paragraph_20_Padding">I am available as a freelancer for contract work inside and outside of Europe, but not willing to relocate on a permanent basis.</text:p></draw:text-box></draw:frame></text:p>
      <text:h text:style-name="P3" text:outline-level="1">Personalia</text:h>
      <text:p text:style-name="Paragraph_20_Term">Full name </text:p>
      <text:p text:style-name="Paragraph_20_Padding_20_Odd">Dag Johan Maarten Wieërs </text:p>
      <text:p text:style-name="Paragraph_20_Term">Location </text:p>
      <text:p text:style-name="Paragraph_20_Padding_20_Odd">Ghent, Belgium </text:p>
      <text:p text:style-name="Paragraph_20_Term">Phone </text:p>
      <text:p text:style-name="Paragraph_20_Padding_20_Odd">+32 478 436 299 </text:p>
      <text:p text:style-name="Paragraph_20_Term">Email </text:p>
      <text:p text:style-name="Paragraph_20_Padding_20_Odd"><text:a xlink:type="simple" xlink:href="mailto:dag@linux.com">dag@linux.com</text:a>, <text:a xlink:type="simple" xlink:href="mailto:dag@wieers.com">dag@wieers.com</text:a> </text:p>
      <text:p text:style-name="Paragraph_20_Term">Website </text:p>
      <text:p text:style-name="Paragraph_20_Padding_20_Odd"><text:a xlink:type="simple" xlink:href="http://dag.wieers.com/blog/">http://dag.wieers.com/blog/</text:a>, <text:a xlink:type="simple" xlink:href="http://be.linkedin.com/in/dagwieers">http://be.linkedin.com/in/dagwieers</text:a> </text:p>
      <text:h text:style-name="P3" text:outline-level="1">Work experience</text:h>
      <text:h text:style-name="P4" text:outline-level="2">Belgian Federal Police // may 2010 → jul 2011</text:h>
      <text:p text:style-name="Paragraph_20_Term">Linux system developer </text:p>
      <text:p text:style-name="Paragraph_20_Padding_20_Odd">Implementing disaster recovery solution. Improvements to installation scripts and webmin modules. Packaging improvements. Automation and scripting. Design and implementation of a samba/anti-virus solution. Documentation and troubleshooting. </text:p>
      <text:h text:style-name="P4" text:outline-level="2">AXA-Tech Belgium // nov 2007 → mar 2010</text:h>
      <text:p text:style-name="Paragraph_20_Term">Linux system engineer </text:p>
      <text:p text:style-name="Paragraph_20_Padding_20_Odd">Linux migration of Belgian datacenter to Germany. Design and implementation of modular framework and infrastructure for Linux and VMware ESX, used for deploying, retrofitting and validating Linux servers. 3rd level support, troubleshooting and design work. </text:p>
      <text:h text:style-name="P4" text:outline-level="2">EMC Belgium Development Group // jul 2007 → dec 2007</text:h>
      <text:p text:style-name="Paragraph_20_Term">Linux system engineer </text:p>
      <text:p text:style-name="Paragraph_20_Padding_20_Odd">Implementation of infrastructure for Novell SLES Linux deployment for technical development workstations. Integration with Active Directory, NIS, Clearcase, VMware Server. </text:p>
      <text:h text:style-name="P4" text:outline-level="2">Punch Telematix // jun 2007 → sep 2007</text:h>
      <text:p text:style-name="Paragraph_20_Term">Linux system engineer </text:p>
      <text:p text:style-name="Paragraph_20_Padding_20_Odd">Design and implementation of technical documentation system. Design and implementation of subversion. Packaging for Novell SLES Linux. Troubleshooting. Automation. </text:p>
      <text:h text:style-name="P4" text:outline-level="2">Euroclear // dec 2005 → may 2007</text:h>
      <text:p text:style-name="Paragraph_20_Term">Unix system engineer </text:p>
      <text:p text:style-name="Paragraph_20_Padding_20_Odd">Deployment of Unix systems and services. Design and implementation of management infrastructure (configuration and documentation management, change management). Packaging for Solaris, AIX, Linux and VMware. Custom software development. Troubleshooting. Automation. </text:p>
      <text:h text:style-name="P4" text:outline-level="2">Mind Linux Solutions // oct 1999 → apr 2001</text:h>
      <text:p text:style-name="Paragraph_20_Term">Founder / Business Unit Manager </text:p>
      <text:p text:style-name="Paragraph_20_Padding_20_Odd">Taking care of various parts of the organization, including sales and marketing. Experience with project-management and pre-sales for a small (15 headcount) consultancy company. </text:p>
      <text:p text:style-name="Paragraph_20_Term">Consultant </text:p>
      <text:p text:style-name="Paragraph_20_Padding_20_Odd">Linux and Open Source consultancy and training for several customers in on-site projects varying between 1 and 3 weeks. </text:p>
      <text:h text:style-name="P4" text:outline-level="2">IBM Belgium // sep 1999 → dec 2005</text:h>
      <text:p text:style-name="Paragraph_20_Term">Unix system engineer </text:p>
      <text:p text:style-name="Paragraph_20_Padding_20_Odd">On Unix and Linux systems. (eg. packaging on Linux/AIX, implementing various system and network services, general troubleshooting), implementing hosting infrastructure on Linux. (eg. resource and availability monitoring, capacity planning, firewall framework) </text:p>
      <text:p text:style-name="Paragraph_20_Term">Consultant </text:p>
      <text:p text:style-name="Paragraph_20_Padding_20_Odd">Designing and implementing solutions for automatic deployment of Linux clients, Point-Of-Sale systems, network services, clusters and big parallel storage systems for digital media projects. <text:span text:style-name="Text_20_Italic">incl. Real Software, VRT, EVS, RVA, Callataÿ and Wouters, KBC</text:span> </text:p>
      <text:h text:style-name="P4" text:outline-level="2"><text:soft-page-break/>SISA Software/Winsome // summer job 1996/1997 // oct 1997 → sep 1999</text:h>
      <text:p text:style-name="Paragraph_20_Term">Consultant </text:p>
      <text:p text:style-name="Paragraph_20_Padding_20_Odd">Analysis and design of an off-line website generation program (further developed as WebEngine) and web-scripting. Implementation of business projects. </text:p>
      <text:p text:style-name="Paragraph_20_Term">System administration </text:p>
      <text:p text:style-name="Paragraph_20_Padding_20_Odd">Installation and operational management of Linux infrastructure and routers. </text:p>
      <text:h text:style-name="P4" text:outline-level="2">Provinciale Bibliotheek Limburg // voluntary oct 1996 → nov 1997</text:h>
      <text:p text:style-name="Paragraph_20_Term">Network administration </text:p>
      <text:p text:style-name="Paragraph_20_Padding_20_Odd">Maintenance of 12 public Internet terminals (based on Windows 95) and an ISDN Internet connection. </text:p>
      <text:p text:style-name="Paragraph_20_Term">Internet training </text:p>
      <text:p text:style-name="Paragraph_20_Padding_20_Odd">Individual training and training in group regarding computer use, the Internet, search-engines and popular websites. </text:p>
      <text:h text:style-name="P3" text:outline-level="1">Skills</text:h>
      <text:h text:style-name="P4" text:outline-level="2">Overall</text:h>
      <text:list xml:id="list1368171336" text:style-name="L1">
        <text:list-item>
          <text:p text:style-name="P5">Ability to learn quickly from self-study </text:p>
        </text:list-item>
        <text:list-item>
          <text:p text:style-name="P5">Thorough experience in Unix system administration and automation </text:p>
        </text:list-item>
        <text:list-item>
          <text:p text:style-name="P5">Thorough experience in configuring and deploying systems in a scalable and coherent manner </text:p>
        </text:list-item>
        <text:list-item>
          <text:p text:style-name="P5">Owner of various best practices regarding Linux system and application deployments, system maintenance and documentation, system security and Enterprise Linux in general. </text:p>
        </text:list-item>
        <text:list-item>
          <text:p text:style-name="P5">Experience in developing and marketing products using the Internet and Internet communities </text:p>
        </text:list-item>
        <text:list-item>
          <text:p text:style-name="P5">Experience in project-management and leading a technical team </text:p>
        </text:list-item>
      </text:list>
      <text:h text:style-name="P4" text:outline-level="2">Operating systems / Software</text:h>
      <text:list xml:id="list1934958388" text:style-name="L1">
        <text:list-item>
          <text:p text:style-name="P5">Excellent knowledge of Linux (since 1994) incl. Red Hat Enterprise Linux, Scientific Linux, CentOS, Fedora (but also SLES, Ubuntu, Debian, …) </text:p>
        </text:list-item>
        <text:list-item>
          <text:p text:style-name="P5">Experience with various Unix systems including AIX, HP/UX, Solaris, SCO Unix and Digital Unix, mostly software and automation. </text:p>
        </text:list-item>
        <text:list-item>
          <text:p text:style-name="P5">Experience with virtualization solutions incl. OpenVZ, RHEV/KVM and VMware ESX </text:p>
        </text:list-item>
        <text:list-item>
          <text:p text:style-name="P5">Thorough experience in designing and implementing a multi-customer monitoring and reporting infrastructure </text:p>
        </text:list-item>
        <text:list-item>
          <text:p text:style-name="P5">Experience with Red Hat kickstart, post-installation mechanisms for mass deployment and building Red Hat RPM packages </text:p>
        </text:list-item>
        <text:list-item>
          <text:p text:style-name="P5">Experience with clustered web-servers for load-balancing and fail-over, firewalling, virtual private networking (VPN), building high-capacity, load-balancing and high-available systems (IPVS), disaster recovery solutions and network intrusion detection systems (NIDS) </text:p>
        </text:list-item>
        <text:list-item>
          <text:p text:style-name="P5">Thorough experience in compiling, installing, and configuring of Unix system software, e.g. NFS, Samba, lpd (and LPRng), Postfix, Amavisd, Bind, DHCP, XFree86, Apache, ssh, ntpd, Snort, Dante, RRDtool, Nagios, Webmin, rear, KVM, … </text:p>
        </text:list-item>
        <text:list-item>
          <text:p text:style-name="P5">Experience with GPFS clustering and SAN environments for large digital media environments </text:p>
        </text:list-item>
        <text:list-item>
          <text:p text:style-name="P5">Experience with building solutions using SugarCRM and Drupal </text:p>
        </text:list-item>
        <text:list-item>
          <text:p text:style-name="P5">Experience automating and integrating with Red Hat Network Satellite </text:p>
        </text:list-item>
        <text:list-item>
          <text:p text:style-name="P5">Experience in programming and scripting in various computer languages </text:p>
        </text:list-item>
        <text:list-item>
          <text:p text:style-name="P5">Experience with various markup languages (HTML, SGML, DocBook v3 and v4, XML, CSS, AsciiDoc) </text:p>
        </text:list-item>
        <text:list-item>
          <text:p text:style-name="P5">CGI Programming (in Perl and C) and PHP3/4 </text:p>
        </text:list-item>
        <text:list-item>
          <text:p text:style-name="P5">IP (TCP/UDP), ICMP, ARP and protocols like IRC, FTP, SMTP, HTTP, NNTP, POP3, IMAP, DHCP, IPsec, … </text:p>
        </text:list-item>
        <text:list-item>
          <text:p text:style-name="P5">SQL (MySQL, msql, PostgreSQL, DB2 and some Oracle) </text:p>
        </text:list-item>
      </text:list>
      <text:h text:style-name="P4" text:outline-level="2">Programming languages</text:h>
      <text:p text:style-name="Paragraph_20_Term">Active </text:p>
      <text:p text:style-name="Paragraph_20_Padding_20_Odd">Python (since 2002), SQL (since 1997), PHP (since 1996), Javascript (since 1995), Bash, AWK and Unix-shells (since 1994), C (since 1994), Perl 4 and 5 (since 1994) </text:p>
      <text:p text:style-name="Paragraph_20_Term">Passive </text:p>
      <text:p text:style-name="Paragraph_20_Padding_20_Odd">C# and Mono (since 2003), RPG on AS/400 (1997 - 1998), Visual Basic (1997), Java (since 1996), Pascal (1991 - 1999), Tcl/Tk, x86 Assembler (1992 - 1996), BASIC (1988 - 1990) </text:p>
      <text:p text:style-name="Paragraph_20_Padding"/>
      <text:h text:style-name="P4" text:outline-level="2"><text:soft-page-break/>Languages</text:h>
      <text:list xml:id="list979603385" text:style-name="L1">
        <text:list-item>
          <text:p text:style-name="P5">Dutch: native </text:p>
        </text:list-item>
        <text:list-item>
          <text:p text:style-name="P5">English: fluently spoken and written </text:p>
        </text:list-item>
        <text:list-item>
          <text:p text:style-name="P5">French: basic spoken and limited written </text:p>
        </text:list-item>
        <text:list-item>
          <text:p text:style-name="P5">Afrikaans: basic spoken </text:p>
        </text:list-item>
        <text:list-item>
          <text:p text:style-name="P5">German: notions </text:p>
        </text:list-item>
      </text:list>
      <text:h text:style-name="P3" text:outline-level="1">Education</text:h>
      <text:h text:style-name="P4" text:outline-level="2">Technical writing</text:h>
      <text:p text:style-name="Paragraph_20_Term">IBM Redbook Residency, Poughkeepsie, NY (05/2005) </text:p>
      <text:p text:style-name="Paragraph_20_Padding_20_Odd">Co-written a Redbook about the design and implementation of GPFS (General Parallel File System) in a digital media (broadcasting) environment. [SG246700] </text:p>
      <text:p text:style-name="Paragraph_20_Term">IBM Redbook Residency, Austin, TX (11/2002) </text:p>
      <text:p text:style-name="Paragraph_20_Padding_20_Odd">Co-written a Redbook about the design and implementation of a Linux-based deployment in a branch banking environment. [SG246813] </text:p>
      <text:h text:style-name="P4" text:outline-level="2">Presentations</text:h>
      <text:p text:style-name="Paragraph_20_Padding">I have presented on various topics at various events and get-togethers, including the following conferences:</text:p>
      <text:list xml:id="list201164553" text:style-name="L1">
        <text:list-item>
          <text:p text:style-name="P5">Japan Linux Symposium, Tokyo, JP - 2009 </text:p>
        </text:list-item>
        <text:list-item>
          <text:p text:style-name="P5">Jornadas Regionales de Software Libre, Buenos Aires, AR - 2008 </text:p>
        </text:list-item>
        <text:list-item>
          <text:p text:style-name="P5">LinuxTag Berlin, DE - 2008 </text:p>
        </text:list-item>
        <text:list-item>
          <text:p text:style-name="P5">LinuxWorld Expo Brussels, BE - 2008 </text:p>
        </text:list-item>
        <text:list-item>
          <text:p text:style-name="P5">LinuxWorld Expo Utrecht, NL - 2007 </text:p>
        </text:list-item>
        <text:list-item>
          <text:p text:style-name="P5">T-DOSE, Eindhoven, NL - 2007, 2008, 2009, 2010 </text:p>
        </text:list-item>
        <text:list-item>
          <text:p text:style-name="P5">Linuxconf.eu, Cambridge, UK - 2007 </text:p>
        </text:list-item>
        <text:list-item>
          <text:p text:style-name="P5">FrOSCon, Bonn, DE - 2007, 2008, 2009 </text:p>
        </text:list-item>
        <text:list-item>
          <text:p text:style-name="P5">FOSDEM, Brussels, BE - 2006, 2008 </text:p>
        </text:list-item>
      </text:list>
      <text:h text:style-name="P4" text:outline-level="2">Certification</text:h>
      <text:p text:style-name="Paragraph_20_Padding"><text:a xlink:type="simple" xlink:href="http://www.brainbench.com/transcript.jsp?pid=652882">Brainbench Certificates</text:a></text:p>
      <text:list xml:id="list981531799" text:style-name="L1">
        <text:list-item>
          <text:p text:style-name="P5">Linux Administration (General): 4.71/5 (30 March 2005) #1 Belgium [&gt; 99% of all participants] </text:p>
        </text:list-item>
        <text:list-item>
          <text:p text:style-name="P5">Linux Administration (Red Hat 9): 4.34/5 (30 March 2005) #2 Belgium [&gt; 98% of all participants] </text:p>
        </text:list-item>
        <text:list-item>
          <text:p text:style-name="P5">Linux Administration (Red Hat): 3.93/5 (30 March 2005) #2 Belgium [&gt; 96% of all participants] </text:p>
        </text:list-item>
        <text:list-item>
          <text:p text:style-name="P5">Linux Programming (General): 4.21/5 (30 March 2005) #1 Belgium [&gt; 89% of all participants] </text:p>
        </text:list-item>
        <text:list-item>
          <text:p text:style-name="P5">Unix Administration (General): 4.53/5 (30 March 2005) #3 Belgium [&gt; 94% of all participants] </text:p>
        </text:list-item>
      </text:list>
      <text:h text:style-name="P4" text:outline-level="2">Education</text:h>
      <text:p text:style-name="Paragraph_20_Term">XIOS Hogeschool Limburg, Diepenbeek (1996 → 1999) </text:p>
      <text:p text:style-name="Paragraph_20_Padding_20_Odd">Applied Computer Science (~ Bachelor degree) </text:p>
      <text:p text:style-name="Paragraph_20_Term">Universiteit Hasselt, Diepenbeek (1994 → 1996) </text:p>
      <text:p text:style-name="Paragraph_20_Padding_20_Odd">Computer Science, 1st year </text:p>
      <text:p text:style-name="Paragraph_20_Term">Heilig Hartcollege, Heusden-Zolder (1988 → 1994) </text:p>
      <text:p text:style-name="Paragraph_20_Padding_20_Odd">Latin-Greek, Latin-Mathematics and Science-Mathematics </text:p>
      <text:h text:style-name="P3" text:outline-level="1">Additional activities</text:h>
      <text:list xml:id="list2031823355" text:style-name="L1">
        <text:list-item>
          <text:p text:style-name="P5">Maintainer of <text:a xlink:type="simple" xlink:href="http://dag.wieers.com/apt/">RPMforge RPM Repository</text:a> with more than 5000 Open Source software RPM packages for RHEL, SL and CentOS <text:span text:style-name="Text_20_Italic">used by many international companies and organisations.</text:span> </text:p>
        </text:list-item>
        <text:list-item>
          <text:p text:style-name="P5">Member of the <text:a xlink:type="simple" xlink:href="http://elrepo.org/">ELRepo initiative</text:a> providing kernel module packages (hardware drivers) <text:span text:style-name="Text_20_Italic">used by many international companies and organisations using RHEL, SL or CentOS.</text:span> </text:p>
        </text:list-item>
        <text:list-item>
          <text:p text:style-name="P5">Author of <text:a xlink:type="simple" xlink:href="http://dag.wieers.com/home-made/">various Open Source software projects</text:a> <text:span text:style-name="Text_20_Italic">incl. dstat, unoconv, mrepo, dconf, sarah, wiipresent</text:span> </text:p>
        </text:list-item>
        <text:list-item>
          <text:p text:style-name="P5">Contributor to various Open Source projects <text:span text:style-name="Text_20_Italic">incl. asciidoc, docbook2odf, proxytunnel, Relax and Recover, scannedonly</text:span> </text:p>
        </text:list-item>
        <text:list-item>
          <text:p text:style-name="P5">Ex-member of the <text:a xlink:type="simple" xlink:href="http://wiki.centos.org/">CentOS core team</text:a> </text:p>
        </text:list-item>
        <text:list-item>
          <text:p text:style-name="P5">Author of the FrOSCon LiveUSB used for informational displays and conference room computers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grddl:transformation="http://docs.oasis-open.org/office/1.2/xslt/odf2rdf.xsl">
  <office:font-face-decls>
    <style:font-face style:name="Courier1" svg:font-family="Courier"/>
    <style:font-face style:name="OpenSymbol" svg:font-family="OpenSymbol"/>
    <style:font-face style:name="Lucida Console" svg:font-family="'Lucida Console'" style:font-pitch="fixed"/>
    <style:font-face style:name="Courier" svg:font-family="Courier" style:font-family-generic="modern" style:font-pitch="fixed"/>
    <style:font-face style:name="Arial" svg:font-family="Arial" style:font-pitch="variable"/>
    <style:font-face style:name="Arial Black" svg:font-family="'Arial Black'" style:font-pitch="variable"/>
    <style:font-face style:name="Liberation Sans" svg:font-family="'Liberation Sans'" style:font-family-generic="swiss" style:font-pitch="variable"/>
    <style:font-face style:name="Luxi Sans" svg:font-family="'Luxi Sans'" style:font-adornments="Bold" style:font-family-generic="swiss" style:font-pitch="variable"/>
    <style:font-face style:name="DejaVu LGC Sans" svg:font-family="'DejaVu LGC Sans'" style:font-family-generic="system" style:font-pitch="variable"/>
    <style:font-face style:name="Tahoma" svg:font-family="Tahoma" style:font-family-generic="system" style:font-pitch="variable"/>
  </office:font-face-decls>
  <office:styles>
    <draw:stroke-dash draw:name="Ultrafine_20_Dashed" draw:display-name="Ultrafine Dashed" draw:style="rect" draw:dots1="1" draw:dots1-length="0.51mm" draw:dots2="1" draw:dots2-length="0.51mm" draw:distance="0.51mm"/>
    <style:default-style style:family="graphic">
      <style:graphic-properties draw:shadow-offset-x="3mm" draw:shadow-offset-y="3mm" draw:start-line-spacing-horizontal="2.83mm" draw:start-line-spacing-vertical="2.83mm" draw:end-line-spacing-horizontal="2.83mm" draw:end-line-spacing-vertical="2.83m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Arial" fo:font-size="11pt" fo:language="en" fo:country="US" style:font-name-asian="DejaVu LGC San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Paragraph_20_Default" style:display-name="Paragraph Default" style:family="paragraph">
      <style:text-properties fo:font-size="9pt"/>
    </style:style>
    <style:style style:name="Paragraph_20_Verbatim" style:display-name="Paragraph Verbatim" style:family="paragraph">
      <style:paragraph-properties fo:margin-left="0mm" fo:margin-right="0mm" fo:text-indent="3mm" style:auto-text-indent="false" fo:background-color="#e0e0e0" style:shadow="none">
        <style:background-image/>
      </style:paragraph-properties>
      <style:text-properties style:font-name="Courier" fo:font-size="10pt"/>
    </style:style>
    <style:style style:name="Paragraph" style:family="paragraph" style:parent-style-name="Paragraph_20_Default"/>
    <style:style style:name="Paragraph_20_Padding" style:display-name="Paragraph Padding" style:family="paragraph" style:parent-style-name="Paragraph_20_Default">
      <style:paragraph-properties fo:margin-top="1.52mm" fo:margin-bottom="0mm"/>
      <style:text-properties fo:font-size="9pt"/>
    </style:style>
    <style:style style:name="Paragraph_20_Padding_20_Odd" style:display-name="Paragraph Padding Odd" style:family="paragraph" style:parent-style-name="Paragraph_20_Default">
      <style:paragraph-properties fo:margin-left="10mm" fo:margin-right="0mm" fo:margin-top="0.99mm" fo:margin-bottom="0mm" fo:text-indent="0mm" style:auto-text-indent="false"/>
      <style:text-properties fo:font-size="9pt"/>
    </style:style>
    <style:style style:name="Paragraph_20_Screen" style:display-name="Paragraph Screen" style:family="paragraph" style:parent-style-name="Paragraph_20_Verbatim">
      <style:paragraph-properties fo:padding-left="0mm" fo:padding-right="0mm" fo:padding-top="1.99mm" fo:padding-bottom="1.99mm" fo:border-left="none" fo:border-right="none" fo:border-top="0.02mm solid #000000" fo:border-bottom="0.02mm solid #000000"/>
      <style:text-properties style:font-name="Lucida Console"/>
    </style:style>
    <style:style style:name="Paragraph_20_Programlisting" style:display-name="Paragraph Programlisting" style:family="paragraph" style:parent-style-name="Paragraph_20_Verbatim">
      <style:paragraph-properties fo:padding-left="0mm" fo:padding-right="0mm" fo:padding-top="1.99mm" fo:padding-bottom="1.99mm" fo:border-left="1.99mm solid #000000" fo:border-right="none" fo:border-top="none" fo:border-bottom="none"/>
    </style:style>
    <style:style style:name="Paragraph_20_Literallayout" style:display-name="Paragraph Literallayout" style:family="paragraph" style:parent-style-name="Paragraph_20_Verbatim">
      <style:paragraph-properties fo:padding-left="0mm" fo:padding-right="0mm" fo:padding-top="1.99mm" fo:padding-bottom="1.99mm" fo:border-left="0.02mm solid #000000" fo:border-right="none" fo:border-top="none" fo:border-bottom="none"/>
    </style:style>
    <style:style style:name="Paragraph_20_Synopsis" style:display-name="Paragraph Synopsis" style:family="paragraph" style:parent-style-name="Paragraph_20_Verbatim">
      <style:paragraph-properties fo:background-color="#ffffff" fo:padding-left="0mm" fo:padding-right="0mm" fo:padding-top="1.99mm" fo:padding-bottom="1.99mm" fo:border-left="1.99mm solid #000000" fo:border-right="none" fo:border-top="none" fo:border-bottom="none">
        <style:background-image/>
      </style:paragraph-properties>
    </style:style>
    <style:style style:name="Paragraph_20_Justify" style:display-name="Paragraph Justify" style:family="paragraph" style:parent-style-name="Paragraph_20_Default">
      <style:paragraph-properties fo:text-align="justify" style:justify-single-word="false" style:text-autospace="ideograph-alpha" style:punctuation-wrap="hanging" style:line-break="strict" style:writing-mode="page"/>
    </style:style>
    <style:style style:name="Paragraph_20_BlockQuote" style:display-name="Paragraph BlockQuote" style:family="paragraph" style:parent-style-name="Paragraph_20_Default">
      <style:paragraph-properties fo:margin-left="11.99mm" fo:margin-right="0mm" fo:margin-top="0mm" fo:margin-bottom="3mm" fo:text-indent="0mm" style:auto-text-indent="false" fo:padding-left="1.5mm" fo:padding-right="0.49mm" fo:padding-top="0.49mm" fo:padding-bottom="0.49mm" fo:border-left="1.76mm solid #999999" fo:border-right="none" fo:border-top="none" fo:border-bottom="none" style:shadow="none"/>
      <style:text-properties fo:font-style="italic"/>
    </style:style>
    <style:style style:name="Paragraph_20_Admonition" style:display-name="Paragraph Admonition" style:family="paragraph" style:parent-style-name="Paragraph_20_Default">
      <style:paragraph-properties fo:margin-left="4mm" fo:margin-right="0mm" fo:margin-top="3mm" fo:margin-bottom="4mm" fo:text-indent="0mm" style:auto-text-indent="false" style:border-line-width-top="0.02mm 0.35mm 0.02mm" style:border-line-width-bottom="0.02mm 0.35mm 0.02mm" fo:padding-left="7mm" fo:padding-right="0.49mm" fo:padding-top="1.99mm" fo:padding-bottom="1.99mm" fo:border-left="none" fo:border-right="none" fo:border-top="0.39mm double #000000" fo:border-bottom="0.39mm double #000000" style:shadow="none"/>
    </style:style>
    <style:style style:name="Paragraph_20_Term" style:display-name="Paragraph Term" style:family="paragraph" style:parent-style-name="Paragraph_20_Default">
      <style:paragraph-properties fo:margin-left="3mm" fo:margin-right="0mm" fo:margin-top="0.99mm" fo:margin-bottom="0mm" fo:text-indent="0mm" style:auto-text-indent="false" fo:keep-with-next="always"/>
      <style:text-properties fo:font-size="9pt" fo:font-weight="bold"/>
    </style:style>
    <style:style style:name="para-sidebar" style:family="paragraph" style:parent-style-name="Paragraph_20_Default"/>
    <style:style style:name="Heading_20_Default" style:display-name="Heading Default" style:family="paragraph">
      <style:paragraph-properties style:shadow="none" fo:keep-with-next="always" text:number-lines="true" text:line-number="0"/>
      <style:text-properties fo:color="#323298" style:font-name="Arial" fo:font-weight="bold"/>
    </style:style>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ejaVu LGC Sans" style:font-size-asian="14pt" style:font-name-complex="Tahoma" style:font-size-complex="14pt"/>
    </style:style>
    <style:style style:name="Text_20_body" style:display-name="Text body" style:family="paragraph" style:parent-style-name="Standard" style:class="text">
      <style:paragraph-properties fo:margin-top="0mm" fo:margin-bottom="2.12mm"/>
    </style:style>
    <style:style style:name="Heading_20_1" style:display-name="Heading 1" style:family="paragraph" style:parent-style-name="Heading_20_Default" style:default-outline-level="1" style:class="text">
      <style:paragraph-properties fo:margin-top="4mm" fo:margin-bottom="0mm" fo:padding="0mm" fo:border-left="none" fo:border-right="none" fo:border-top="none" fo:border-bottom="0.35mm solid #c0c0c0" style:shadow="none" text:number-lines="true" text:line-number="1"/>
      <style:text-properties fo:color="#666699" fo:font-size="120%"/>
    </style:style>
    <style:style style:name="Heading_20_2" style:display-name="Heading 2" style:family="paragraph" style:parent-style-name="Heading_20_Default" style:auto-update="true" style:default-outline-level="2" style:class="text" style:master-page-name="">
      <style:paragraph-properties fo:margin-top="3mm" fo:margin-bottom="0mm" style:page-number="auto" text:number-lines="true" text:line-number="2">
        <style:tab-stops/>
      </style:paragraph-properties>
      <style:text-properties fo:color="#666699" fo:font-size="10.5pt" style:text-underline-style="none"/>
    </style:style>
    <style:style style:name="Heading_20_3" style:display-name="Heading 3" style:family="paragraph" style:parent-style-name="Heading_20_Default" style:default-outline-level="3" style:class="text">
      <style:paragraph-properties fo:margin-top="6mm" fo:margin-bottom="0mm" text:number-lines="true" text:line-number="3"/>
      <style:text-properties fo:font-size="110%"/>
    </style:style>
    <style:style style:name="Heading_20_4" style:display-name="Heading 4" style:family="paragraph" style:parent-style-name="Heading_20_Default" style:default-outline-level="4" style:class="text">
      <style:paragraph-properties fo:margin-top="6mm" fo:margin-bottom="0mm" text:number-lines="true" text:line-number="4"/>
      <style:text-properties fo:font-size="11pt"/>
    </style:style>
    <style:style style:name="Headings" style:family="paragraph" style:parent-style-name="Heading_20_Default" style:default-outline-level="5" style:class="text">
      <style:paragraph-properties fo:margin-top="4.99mm" fo:margin-bottom="0mm"/>
      <style:text-properties fo:font-size="11pt"/>
    </style:style>
    <style:style style:name="Heading_20_Small" style:display-name="Heading Small" style:family="paragraph" style:parent-style-name="Heading_20_Default" style:class="text">
      <style:paragraph-properties fo:margin-top="4.99mm" fo:margin-bottom="0mm"/>
      <style:text-properties fo:color="#323298" fo:font-size="11pt"/>
    </style:style>
    <style:style style:name="Paragraph_20_Heading" style:display-name="Paragraph Heading" style:family="paragraph" style:parent-style-name="Heading_20_Default" style:class="text">
      <style:paragraph-properties fo:margin-top="3.49mm" fo:margin-bottom="0mm"/>
      <style:text-properties fo:color="#323298" style:font-name="Arial" fo:font-size="11pt" fo:font-weight="bold"/>
    </style:style>
    <style:style style:name="Paragraph_20_Title" style:display-name="Paragraph Title" style:family="paragraph" style:parent-style-name="Paragraph_20_Default" style:class="text">
      <style:paragraph-properties fo:margin-top="3.49mm" fo:margin-bottom="0mm"/>
      <style:text-properties fo:color="#323298" style:font-name="Arial" fo:font-size="11pt" fo:font-weight="bold"/>
    </style:style>
    <style:style style:name="Title_20_Default" style:display-name="Title Default" style:family="paragraph">
      <style:paragraph-properties style:shadow="none"/>
      <style:text-properties fo:color="#323298" style:font-name="Arial" fo:font-weight="bold"/>
    </style:style>
    <style:style style:name="Title_20_Book" style:display-name="Title Book" style:family="paragraph" style:parent-style-name="Title_20_Default" style:next-style-name="Paragraph_20_Padding">
      <style:paragraph-properties fo:padding-left="0mm" fo:padding-right="0mm" fo:padding-top="6mm" fo:padding-bottom="0mm" fo:border="none"/>
      <style:text-properties fo:font-size="300%"/>
    </style:style>
    <style:style style:name="Title_20_Chapter" style:display-name="Title Chapter" style:family="paragraph" style:parent-style-name="Title_20_Default" style:next-style-name="Paragraph_20_Padding">
      <style:paragraph-properties fo:break-before="page" fo:padding-left="0mm" fo:padding-right="0mm" fo:padding-top="6mm" fo:padding-bottom="0mm" fo:border="none"/>
      <style:text-properties fo:font-size="300%"/>
    </style:style>
    <style:style style:name="Title_20_Article" style:display-name="Title Article" style:family="paragraph" style:parent-style-name="Title_20_Default" style:next-style-name="Paragraph_20_Padding" style:master-page-name="">
      <style:paragraph-properties style:page-number="auto" fo:padding="0mm" fo:border="none" style:shadow="none"/>
      <style:text-properties fo:color="#000000" style:text-outline="true" style:font-name="Luxi Sans" fo:font-size="200%" fo:text-shadow="1pt 1pt"/>
    </style:style>
    <style:style style:name="Title_20_Bibliography" style:display-name="Title Bibliography" style:family="paragraph" style:parent-style-name="Title_20_Default" style:next-style-name="Paragraph_20_Padding">
      <style:paragraph-properties fo:padding-left="0mm" fo:padding-right="0mm" fo:padding-top="6mm" fo:padding-bottom="0mm" fo:border="none"/>
      <style:text-properties fo:font-size="300%"/>
    </style:style>
    <style:style style:name="Index" style:family="paragraph" style:parent-style-name="Paragraph_20_Default"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9544391.79mm" style:type="right"/>
          <style:tab-stop style:position="4772175.88mm" style:type="center"/>
        </style:tab-stops>
      </style:paragraph-properties>
    </style:style>
    <style:style style:name="Footer" style:family="paragraph" style:parent-style-name="Standard" style:class="extra">
      <style:paragraph-properties fo:padding="0mm" fo:border-left="none" fo:border-right="none" fo:border-top="0.02mm solid #000000" fo:border-bottom="none" style:shadow="none" text:number-lines="false" text:line-number="0">
        <style:tab-stops>
          <style:tab-stop style:position="0mm" style:type="right"/>
          <style:tab-stop style:position="172.72mm" style:type="right"/>
        </style:tab-stops>
      </style:paragraph-properties>
    </style:style>
    <style:style style:name="Table_20_Contents" style:display-name="Table Contents" style:family="paragraph" style:parent-style-name="Standard" style:class="extra" style:master-page-name="">
      <style:paragraph-properties style:page-number="auto" style:shadow="none" text:number-lines="false" text:line-number="0">
        <style:tab-stops/>
      </style:paragraph-properties>
    </style:style>
    <style:style style:name="Frame_20_contents" style:display-name="Frame contents" style:family="paragraph" style:parent-style-name="Text_20_body" style:class="extra"/>
    <style:style style:name="Text_20_Strong" style:display-name="Text Strong" style:family="text">
      <style:text-properties fo:font-style="italic" fo:font-weight="bold"/>
    </style:style>
    <style:style style:name="Text_20_Bold" style:display-name="Text Bold" style:family="text">
      <style:text-properties fo:font-weight="bold"/>
    </style:style>
    <style:style style:name="Text_20_Italic" style:display-name="Text Italic" style:family="text">
      <style:text-properties fo:font-style="italic"/>
    </style:style>
    <style:style style:name="Text_20_Underline" style:display-name="Text Underline" style:family="text">
      <style:text-properties style:text-underline-style="solid" style:text-underline-width="auto" style:text-underline-color="#000000" style:text-underline-mode="continuous" style:text-overline-mode="continuous" style:text-line-through-mode="continuous"/>
    </style:style>
    <style:style style:name="Text_20_Strikethrough" style:display-name="Text Strikethrough" style:family="text">
      <style:text-properties style:text-line-through-style="solid"/>
    </style:style>
    <style:style style:name="Text_20_Highlight" style:display-name="Text Highlight" style:family="text">
      <style:text-properties fo:background-color="#ffff00"/>
    </style:style>
    <style:style style:name="Text_20_Monospace" style:display-name="Text Monospace" style:family="text">
      <style:text-properties style:font-name="Courier1"/>
    </style:style>
    <style:style style:name="Text_20_Superscript" style:display-name="Text Superscript" style:family="text">
      <style:text-properties style:text-position="super 58%"/>
    </style:style>
    <style:style style:name="Text_20_Subscript" style:display-name="Text Subscript" style:family="text">
      <style:text-properties style:text-position="sub 58%"/>
    </style:style>
    <style:style style:name="Text_20_Command" style:display-name="Text Command" style:family="text">
      <style:text-properties style:font-name="Courier1" fo:font-weight="bold" fo:background-color="#f0f0f0"/>
    </style:style>
    <style:style style:name="Number_20_Symbols" style:display-name="Number Symbols" style:family="text">
      <style:text-properties fo:color="#323298" style:font-name="Arial" fo:font-weight="bold"/>
    </style:style>
    <style:style style:name="Bullet_20_Symbols" style:display-name="Bullet Symbols" style:family="text">
      <style:text-properties fo:color="#323298" style:font-name="Arial" fo:font-weight="bold"/>
    </style:style>
    <style:style style:name="Internet_20_link" style:display-name="Internet link" style:family="text">
      <style:text-properties fo:color="#000080" style:text-underline-style="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svg:width="112.13mm" fo:min-width="65%" fo:min-height="5.08mm" text:anchor-type="paragraph" svg:x="0mm" svg:y="0mm" fo:margin-left="2.01mm" fo:margin-right="2.01mm" fo:margin-top="2.01mm" fo:margin-bottom="2.01mm" style:wrap="left" style:number-wrapped-paragraphs="no-limit" style:wrap-contour="false" style:vertical-pos="top" style:vertical-rel="paragraph-content" style:horizontal-pos="center" style:horizontal-rel="paragraph-content" fo:background-color="#ffffcc" style:background-transparency="0%" fo:padding="2.03mm" fo:border="0.18mm solid #666666" style:shadow="none" style:flow-with-text="false">
        <style:background-image/>
        <style:columns fo:column-count="1" fo:column-gap="0mm"/>
      </style:graphic-properties>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Headings" style:display-name="List Headings">
      <text:list-level-style-number text:level="1" text:style-name="Number_20_Symbols" style:num-suffix="." style:num-format="1">
        <style:list-level-properties text:min-label-distance="3mm"/>
      </text:list-level-style-number>
      <text:list-level-style-number text:level="2" text:style-name="Number_20_Symbols" style:num-suffix="." style:num-format="1" text:display-levels="2">
        <style:list-level-properties text:min-label-distance="3mm"/>
      </text:list-level-style-number>
      <text:list-level-style-number text:level="3" text:style-name="Number_20_Symbols" style:num-suffix="." style:num-format="1" text:display-levels="3">
        <style:list-level-properties text:min-label-distance="3mm"/>
      </text:list-level-style-number>
      <text:list-level-style-number text:level="4" text:style-name="Number_20_Symbols" style:num-suffix="." style:num-format="1" text:display-levels="4">
        <style:list-level-properties text:min-label-distance="3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start" style:justify-single-word="false"/>
      <style:text-properties fo:font-size="8pt" style:font-size-asian="8pt" style:font-size-complex="8pt"/>
    </style:style>
    <style:page-layout style:name="Mpm1">
      <style:page-layout-properties fo:page-width="210.01mm" fo:page-height="297mm" style:num-format="1" style:print-orientation="portrait" fo:margin-top="9.7mm" fo:margin-bottom="6.1mm" fo:margin-left="17.5mm" fo:margin-right="20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next-style-name="Others">
      <style:footer>
        <text:p text:style-name="MP1"><text:title>Curriculum Vitae - Dag Wieers</text:title><text:tab/><text:page-number text:select-page="current">3</text:page-number> of <text:page-count>3</text:page-count></text:p>
      </style:footer>
    </style:master-page>
    <style:master-page style:name="Others" style:page-layout-name="Mpm1">
      <style:footer>
        <text:p text:style-name="MP1"><text:title>Curriculum Vitae - Dag Wieers</text:title><text:tab/><text:page-number text:select-page="current">3</text:page-number> of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urriculum Vitae - Dag Wieers</dc:title>
    <dc:subject/>
    <dc:description/>
    <text:date xmlns:text="urn:oasis:names:tc:opendocument:xmlns:text:1.0"/>
    <dc:date>2011-05-04</dc:date>
    <dc:language>en</dc:language>
    <meta:editing-cycles/>
    <meta:initial-creator>Dag Wieërs</meta:initial-creator>
    <meta:generator>OpenOffice.org/3.2$Unix OpenOffice.org_project/320m19$Build-9505</meta:generator>
    <meta:document-statistic meta:table-count="0" meta:image-count="0" meta:object-count="0" meta:page-count="3" meta:paragraph-count="127" meta:word-count="1329" meta:character-count="9233"/>
  </office:meta>
</office:document-meta>
</file>